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Verdana" svg:font-family="Verdana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974cm" fo:margin-left="0cm" table:align="left" style:may-break-between-rows="true" style:writing-mode="lr-tb"/>
    </style:style>
    <style:style style:name="Tabel1.A" style:family="table-column">
      <style:table-column-properties style:column-width="1.914cm"/>
    </style:style>
    <style:style style:name="Tabel1.B" style:family="table-column">
      <style:table-column-properties style:column-width="2.828cm"/>
    </style:style>
    <style:style style:name="Tabel1.C" style:family="table-column">
      <style:table-column-properties style:column-width="2.464cm"/>
    </style:style>
    <style:style style:name="Tabel1.D" style:family="table-column">
      <style:table-column-properties style:column-width="4.987cm"/>
    </style:style>
    <style:style style:name="Tabel1.E" style:family="table-column">
      <style:table-column-properties style:column-width="2.808cm"/>
    </style:style>
    <style:style style:name="Tabel1.F" style:family="table-column">
      <style:table-column-properties style:column-width="1.974cm"/>
    </style:style>
    <style:style style:name="Tabel1.A1" style:family="table-cell">
      <style:table-cell-properties fo:background-color="#ffffff" fo:padding-left="0.097cm" fo:padding-right="0.097cm" fo:padding-top="0cm" fo:padding-bottom="0cm" fo:border-left="0.002cm solid #669900" fo:border-right="0.002cm solid #000000" fo:border-top="0.002cm solid #669900" fo:border-bottom="0.002cm solid #669900" fo:vertical-align="top">
        <style:background-image/>
      </style:table-cell-properties>
    </style:style>
    <style:style style:name="Tabel1.F1" style:family="table-cell">
      <style:table-cell-properties fo:background-color="#ffffff" fo:padding-left="0.097cm" fo:padding-right="0.097cm" fo:padding-top="0cm" fo:padding-bottom="0cm" fo:border="0.002cm solid #669900" fo:vertical-align="top">
        <style:background-image/>
      </style:table-cell-properties>
    </style:style>
    <style:style style:name="Tabel1.A2" style:family="table-cell">
      <style:table-cell-properties fo:background-color="#ffffff" fo:padding-left="0.097cm" fo:padding-right="0.097cm" fo:padding-top="0cm" fo:padding-bottom="0cm" fo:border-left="0.002cm solid #669900" fo:border-right="0.002cm solid #000000" fo:border-top="0.002cm solid #000000" fo:border-bottom="0.002cm solid #669900" fo:vertical-align="top">
        <style:background-image/>
      </style:table-cell-properties>
    </style:style>
    <style:style style:name="Tabel1.F2" style:family="table-cell">
      <style:table-cell-properties fo:background-color="#ffffff" fo:padding-left="0.097cm" fo:padding-right="0.097cm" fo:padding-top="0cm" fo:padding-bottom="0cm" fo:border-left="0.002cm solid #669900" fo:border-right="0.002cm solid #669900" fo:border-top="0.002cm solid #000000" fo:border-bottom="0.002cm solid #669900" fo:vertical-align="top">
        <style:background-image/>
      </style:table-cell-properties>
    </style:style>
    <style:style style:name="Tabel1.A3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1.F3" style:family="table-cell" style:data-style-name="N106">
      <style:table-cell-properties fo:background-color="#ffffff" fo:padding-left="0.097cm" fo:padding-right="0.097cm" fo:padding-top="0cm" fo:padding-bottom="0cm" fo:border-left="0.002cm solid #669900" fo:border-right="0.002cm solid #669900" fo:border-top="0.002cm solid #000000" fo:border-bottom="0.002cm solid #6699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Verdana1" fo:font-size="12pt" fo:font-weight="bold" fo:background-color="transparent" style:font-name-asian="Verdana" style:font-name-complex="Verdana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Verdana1" fo:font-size="12pt" fo:font-weight="normal" fo:background-color="transparent" style:font-name-asian="Verdana" style:font-name-complex="Verdana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Verdana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Verdana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Verdana1" fo:font-size="11pt" fo:font-weight="normal" fo:background-color="transparent" style:font-name-asian="Verdana" style:font-name-complex="Verdana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Verdana1" fo:font-size="11pt" fo:font-weight="normal" fo:background-color="transparent" style:font-name-asian="Verdana" style:font-name-complex="Verdana"/>
    </style:style>
    <style:style style:name="P7" style:family="paragraph" style:parent-style-name="Standard">
      <style:paragraph-properties fo:line-height="100%" fo:text-align="end" style:justify-single-word="false"/>
      <style:text-properties style:use-window-font-color="true" style:font-name="Verdana1" fo:font-size="11pt" fo:font-weight="normal" fo:background-color="transparent" style:font-name-asian="Verdana" style:font-name-complex="Verdana"/>
    </style:style>
    <style:style style:name="P8" style:family="paragraph" style:parent-style-name="Standard">
      <style:paragraph-properties fo:line-height="100%" fo:text-align="start" style:justify-single-word="false"/>
      <style:text-properties style:font-name="Verdana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Verdana1" fo:font-size="11pt" fo:font-weight="normal" fo:background-color="transparent" style:font-name-asian="Verdana" style:font-name-complex="Verdana"/>
    </style:style>
    <style:style style:name="T3" style:family="text">
      <style:text-properties style:use-window-font-color="true" fo:font-size="11pt" fo:font-weight="normal" fo:background-color="transparent" style:font-name-asian="Calibri1" style:font-name-complex="Calibri1"/>
    </style:style>
    <style:style style:name="T4" style:family="text">
      <style:text-properties style:font-name="Calibri1" style:font-name-asian="Calibri1" style:font-name-complex="Calibri1"/>
    </style:style>
    <style:style style:name="T5" style:family="text">
      <style:text-properties style:font-name-asian="Calibri1" style:font-name-complex="Calibri1"/>
    </style: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nstenboetiek FACTUUR</text:p>
      <text:p text:style-name="P3"/>
      <text:p text:style-name="P2">Canadalaan 9</text:p>
      <text:p text:style-name="P2">9140 Temse</text:p>
      <text:p text:style-name="P2">0485 34 87 86</text:p>
      <text:p text:style-name="P3"/>
      <text:p text:style-name="P2">BTW: BE0874.670.774</text:p>
      <text:p text:style-name="P3"/>
      <text:p text:style-name="P2">Bankrekening: BE91 9731 1638 4876</text:p>
      <text:p text:style-name="P3"/>
      <text:p text:style-name="P3"/>
      <text:p text:style-name="P2">Factuurnummer: 010</text:p>
      <text:p text:style-name="P2">Datum: 15-05-2017</text:p>
      <text:p text:style-name="P3"/>
      <text:p text:style-name="P2">Klantnummer: 003</text:p>
      <text:p text:style-name="P2"><text:tab/><text:tab/><text:tab/><text:tab/>Huis Jozef</text:p>
      <text:p text:style-name="P2"><text:tab/><text:tab/><text:tab/><text:tab/>Waasmunsterse Steenweg 43</text:p>
      <text:p text:style-name="P2"><text:tab/><text:tab/><text:tab/><text:tab/>9100 Sint-Niklaas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>
          <table:table-cell table:style-name="Tabel1.A1" office:value-type="string">
            <text:p text:style-name="P5">Aantal</text:p>
          </table:table-cell>
          <table:table-cell table:style-name="Tabel1.A1" office:value-type="string">
            <text:p text:style-name="P5">Prijs</text:p>
          </table:table-cell>
          <table:table-cell table:style-name="Tabel1.A1" office:value-type="string">
            <text:p text:style-name="P5">Korting %</text:p>
          </table:table-cell>
          <table:table-cell table:style-name="Tabel1.A1" office:value-type="string">
            <text:p text:style-name="P5">Artikel</text:p>
          </table:table-cell>
          <table:table-cell table:style-name="Tabel1.A1" office:value-type="string">
            <text:p text:style-name="P5">Bedrag</text:p>
          </table:table-cell>
          <table:table-cell table:style-name="Tabel1.F1" office:value-type="string">
            <text:p text:style-name="P5">BTW %</text:p>
          </table:table-cell>
        </table:table-row>
        <table:table-row>
          <table:table-cell table:style-name="Tabel1.A2" office:value-type="string">
            <text:p text:style-name="P5">1</text:p>
            <text:p text:style-name="P4"/>
            <text:p text:style-name="P4"/>
            <text:p text:style-name="P4">3</text:p>
            <text:p text:style-name="P4"/>
            <text:p text:style-name="P4">3</text:p>
            <text:p text:style-name="P4"/>
            <text:p text:style-name="P4"/>
            <text:p text:style-name="P4">1</text:p>
            <text:p text:style-name="P4"/>
          </table:table-cell>
          <table:table-cell table:style-name="Tabel1.A2" office:value-type="string">
            <text:p text:style-name="P5">30,00</text:p>
            <text:p text:style-name="P4"/>
            <text:p text:style-name="P4"/>
            <text:p text:style-name="P4">40,00</text:p>
            <text:p text:style-name="P4"/>
            <text:p text:style-name="P4">40,00</text:p>
            <text:p text:style-name="P4"/>
            <text:p text:style-name="P4"/>
            <text:p text:style-name="P4">45,00</text:p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6">vergaanbare urn zonnebloempit blanc</text:p>
            <text:p text:style-name="P6"/>
            <text:p text:style-name="P6">zonnebloempit patine</text:p>
            <text:p text:style-name="P6"/>
            <text:p text:style-name="P8">vergaanbare urn vlindereitje vernis </text:p>
            <text:p text:style-name="P8"/>
            <text:p text:style-name="P8">vlindereitje patine </text:p>
          </table:table-cell>
          <table:table-cell table:style-name="Tabel1.A2" office:value-type="string">
            <text:p text:style-name="P5">30,00</text:p>
            <text:p text:style-name="P4"/>
            <text:p text:style-name="P4"/>
            <text:p text:style-name="P4">120,00</text:p>
            <text:p text:style-name="P4"/>
            <text:p text:style-name="P4">120,00</text:p>
            <text:p text:style-name="P4"/>
            <text:p text:style-name="P4"/>
            <text:p text:style-name="P4">45,00</text:p>
          </table:table-cell>
          <table:table-cell table:style-name="Tabel1.F2" office:value-type="string">
            <text:p text:style-name="P6">6,00%</text:p>
            <text:p text:style-name="P6"><text:span text:style-name="T3"/></text:p>
            <text:p text:style-name="P6"><text:span text:style-name="T3"/></text:p>
            <text:p text:style-name="P6"><text:span text:style-name="T5">6,00%</text:span></text:p>
            <text:p text:style-name="P6"><text:span text:style-name="T5"/></text:p>
            <text:p text:style-name="P6"><text:span text:style-name="T5">6,00%</text:span></text:p>
            <text:p text:style-name="P6"><text:span text:style-name="T5"/></text:p>
            <text:p text:style-name="P6"><text:span text:style-name="T5"/></text:p>
            <text:p text:style-name="P6"><text:span text:style-name="T5">6,00%</text:span></text:p>
          </table:table-cell>
        </table:table-row>
        <table:table-row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3"/>
          </table:table-cell>
          <table:table-cell table:style-name="Tabel1.A3" office:value-type="string">
            <text:p text:style-name="P7">Subtotaal</text:p>
          </table:table-cell>
          <table:table-cell table:style-name="Tabel1.F3" office:value-type="currency" office:currency="EUR" office:value="315">
            <text:p text:style-name="P7">315,00 €</text:p>
          </table:table-cell>
        </table:table-row>
        <table:table-row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3"/>
          </table:table-cell>
          <table:table-cell table:style-name="Tabel1.A3" office:value-type="string">
            <text:p text:style-name="P7">BTW</text:p>
          </table:table-cell>
          <table:table-cell table:style-name="Tabel1.F3" office:value-type="currency" office:currency="EUR" office:value="18.9">
            <text:p text:style-name="P7">18,90 €</text:p>
          </table:table-cell>
        </table:table-row>
        <table:table-row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4"/>
          </table:table-cell>
          <table:table-cell table:style-name="Tabel1.A3" office:value-type="string">
            <text:p text:style-name="P3"/>
          </table:table-cell>
          <table:table-cell table:style-name="Tabel1.A3" office:value-type="string">
            <text:p text:style-name="P7">Totaal</text:p>
          </table:table-cell>
          <table:table-cell table:style-name="Tabel1.F3" office:value-type="currency" office:currency="EUR" office:value="333.9">
            <text:p text:style-name="P7">333,90 €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Gelieve het bedrag inclusief BTW binnen 30 dagen te voldoen op het bovenstaande rekeningnummer, met vermelding: FACT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Verdana" svg:font-family="Verdana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45" meta:word-count="92" meta:character-count="599"/>
    <dc:date>2017-05-16T21:04:25.97</dc:date>
    <meta:editing-duration>PT24M</meta:editing-duration>
    <meta:editing-cycles>1</meta:editing-cycles>
    <meta:generator>OpenOffice/4.1.3$Win32 OpenOffice.org_project/413m1$Build-9783</meta:generator>
  </office:meta>
</office:document-meta>
</file>